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4c251" officeooo:paragraph-rsid="0004c25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normal" officeooo:rsid="0004c251" officeooo:paragraph-rsid="0004c25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officeooo:rsid="00080180" officeooo:paragraph-rsid="0008018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officeooo:rsid="0008089c" officeooo:paragraph-rsid="0008089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04c251" officeooo:paragraph-rsid="0004c25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060e40" officeooo:paragraph-rsid="0004c251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0e40" style:font-style-asian="normal" style:font-style-complex="normal"/>
    </style:style>
    <style:style style:name="T4" style:family="text">
      <style:text-properties fo:font-style="normal" officeooo:rsid="0009b368" style:font-style-asian="normal" style:font-style-complex="normal"/>
    </style:style>
    <style:style style:name="T5" style:family="text">
      <style:text-properties fo:font-style="normal" officeooo:rsid="000b66c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ma-Computer learning process</text:p>
      <text:p text:style-name="P1"/>
      <text:p text:style-name="P2">It all begun when I joined the forum <text:span text:style-name="T1">r/electronics </text:span><text:span text:style-name="T2">on the popular site Reddit. This is where i came upon Ben Eater who made his own 8-bit computer on YouTube.</text:span></text:p>
      <text:p text:style-name="P5"/>
      <text:p text:style-name="P2"><text:span text:style-name="T2">This is were I got the idea of my own 8-bit computer which should drive robots. </text:span><text:span text:style-name="T3">After som thinking I decided that I was going to take a step further. A 16-bit computer with its own language and operating system (OS).</text:span></text:p>
      <text:p text:style-name="P6"/>
      <text:p text:style-name="P3"><text:span text:style-name="T3">T</text:span><text:span text:style-name="T2">he first step on my path to a 16-bit computer was to skim through all Ben’s videos. Then I started to sketch my idea in a schematic software.</text:span></text:p>
      <text:p text:style-name="P3"><text:span text:style-name="T2"/></text:p>
      <text:p text:style-name="P4"><text:span text:style-name="T2">After some searching I have come to the conclusion that the Instruction Register (IR) should be 24-bits (8-bits opcode and 16-bit address) the 16-bit address should point to the operands </text:span><text:span text:style-name="T4">in memor</text:span><text:span text:style-name="T5">y. The opcode should specify the size of the operands.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2:44:12.943000000</meta:creation-date>
    <meta:generator>LibreOffice/6.1.0.3$Windows_X86_64 LibreOffice_project/efb621ed25068d70781dc026f7e9c5187a4decd1</meta:generator>
    <dc:date>2019-07-15T14:14:06.779000000</dc:date>
    <meta:editing-duration>PT21M31S</meta:editing-duration>
    <meta:editing-cycles>5</meta:editing-cycles>
    <meta:document-statistic meta:table-count="0" meta:image-count="0" meta:object-count="0" meta:page-count="1" meta:paragraph-count="5" meta:word-count="143" meta:character-count="796" meta:non-whitespace-character-count="658"/>
  </office:meta>
</office:document-meta>
</file>